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Semibold" style:font-family-generic="swiss" style:font-pitch="variable"/>
    <style:font-face style:name="Source Sans Pro Black2" svg:font-family="'Source Sans Pro Black'" style:font-adornments="Regular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pr1" style:family="presentation" style:parent-style-name="Midnightblue1-title" style:list-style-name="L1">
      <style:graphic-properties draw:textarea-vertical-align="top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r5" style:family="presentation" style:parent-style-name="Midnightblue-outline1">
      <style:graphic-properties fo:min-height="13.626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style:writing-mode="lr-tb"/>
      <style:text-properties fo:color="#000000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18.362cm" svg:height="3.914cm" svg:x="4.819cm" svg:y="4.043cm" presentation:class="title" presentation:user-transformed="true">
          <draw:text-box>
            <text:p>Lois de conservation</text:p>
          </draw:text-box>
        </draw:frame>
        <draw:frame presentation:style-name="pr2" draw:text-style-name="P3" draw:layer="layout" svg:width="26cm" svg:height="4.5cm" svg:x="1cm" svg:y="8.5cm" presentation:class="subtitle" presentation:user-transformed="true">
          <draw:text-box>
            <text:p><text:span text:style-name="T1">Alexandre Jedrecy</text:span></text:p>
            <text:p><text:span text:style-name="T2"/></text:p>
            <text:p><text:span text:style-name="T2">Concours externe spécial de l’agrégation de physique-chimie option physique</text:span></text:p>
            <text:p><text:span text:style-name="T2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text-style-name="P5" draw:layer="layout" svg:width="26cm" svg:height="13.625cm" svg:x="1cm" svg:y="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Semibold" style:font-family-generic="swiss" style:font-pitch="variable"/>
    <style:font-face style:name="Source Sans Pro Black2" svg:font-family="'Source Sans Pro Black'" style:font-adornments="Regular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13M58S</meta:editing-duration>
    <meta:editing-cycles>11</meta:editing-cycles>
    <meta:generator>LibreOffice/7.2.7.2$Windows_X86_64 LibreOffice_project/8d71d29d553c0f7dcbfa38fbfda25ee34cce99a2</meta:generator>
    <dc:title>Slide agreg</dc:title>
    <dc:date>2022-06-02T19:12:33.431000000</dc:date>
    <meta:document-statistic meta:object-count="76"/>
  </office:meta>
</office:document-meta>
</file>